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 = .23</text:p>
          </table:table-cell>
          <table:table-cell office:value-type="string" calcext:value-type="string">
            <text:p>N = 20</text:p>
          </table:table-cell>
          <table:table-cell table:formula="of:=COM.MICROSOFT.CONCAT(MID([.B1];1;1);MID([.B1];3;1);MID([.B1];5;LEN([.B1])-4))" office:value-type="string" office:string-value="N=20" calcext:value-type="string">
            <text:p>N=20</text:p>
          </table:table-cell>
          <table:table-cell table:formula="of:=FIND(&quot;=&quot;;[.A1];1)" office:value-type="float" office:value="3" calcext:value-type="float">
            <text:p>3</text:p>
          </table:table-cell>
          <table:table-cell table:formula="of:=COM.MICROSOFT.CONCAT(MID([.A1];1;[.D1]-2);&quot;(&quot;;[.C1];&quot;)&quot;;MID([.A1];[.D1]-1;6))" office:value-type="string" office:string-value="D(N=20) = .23" calcext:value-type="string">
            <text:p>D(N=20) = .23</text:p>
          </table:table-cell>
        </table:table-row>
        <table:table-row table:style-name="ro1">
          <table:table-cell office:value-type="string" calcext:value-type="string">
            <text:p>D = .23</text:p>
          </table:table-cell>
          <table:table-cell office:value-type="string" calcext:value-type="string">
            <text:p>N = 200</text:p>
          </table:table-cell>
          <table:table-cell table:formula="of:=COM.MICROSOFT.CONCAT(MID([.B2];1;1);MID([.B2];3;1);MID([.B2];5;LEN([.B2])-4))" office:value-type="string" office:string-value="N=200" calcext:value-type="string">
            <text:p>N=200</text:p>
          </table:table-cell>
          <table:table-cell table:formula="of:=FIND(&quot;=&quot;;[.A2];1)" office:value-type="float" office:value="3" calcext:value-type="float">
            <text:p>3</text:p>
          </table:table-cell>
          <table:table-cell table:formula="of:=COM.MICROSOFT.CONCAT(MID([.A2];1;[.D2]-2);&quot;(&quot;;[.C2];&quot;)&quot;;MID([.A2];[.D2]-1;6))" office:value-type="string" office:string-value="D(N=200) = .23" calcext:value-type="string">
            <text:p>D(N=200) = .23</text:p>
          </table:table-cell>
        </table:table-row>
        <table:table-row table:style-name="ro1">
          <table:table-cell office:value-type="string" calcext:value-type="string">
            <text:p>R2 = .30</text:p>
          </table:table-cell>
          <table:table-cell office:value-type="string" calcext:value-type="string">
            <text:p>N = 2000</text:p>
          </table:table-cell>
          <table:table-cell table:formula="of:=COM.MICROSOFT.CONCAT(MID([.B3];1;1);MID([.B3];3;1);MID([.B3];5;LEN([.B3])-4))" office:value-type="string" office:string-value="N=2000" calcext:value-type="string">
            <text:p>N=2000</text:p>
          </table:table-cell>
          <table:table-cell table:formula="of:=FIND(&quot;=&quot;;[.A3];1)" office:value-type="float" office:value="4" calcext:value-type="float">
            <text:p>4</text:p>
          </table:table-cell>
          <table:table-cell table:formula="of:=COM.MICROSOFT.CONCAT(MID([.A3];1;[.D3]-2);&quot;(&quot;;[.C3];&quot;)&quot;;MID([.A3];[.D3]-1;6))" office:value-type="string" office:string-value="R2(N=2000) = .30" calcext:value-type="string">
            <text:p>R2(N=2000) = .30</text:p>
          </table:table-cell>
        </table:table-row>
        <table:table-row table:style-name="ro1">
          <table:table-cell office:value-type="string" calcext:value-type="string">
            <text:p>R2 = .30</text:p>
          </table:table-cell>
          <table:table-cell office:value-type="string" calcext:value-type="string">
            <text:p>N = 200</text:p>
          </table:table-cell>
          <table:table-cell table:formula="of:=COM.MICROSOFT.CONCAT(MID([.B4];1;1);MID([.B4];3;1);MID([.B4];5;LEN([.B4])-4))" office:value-type="string" office:string-value="N=200" calcext:value-type="string">
            <text:p>N=200</text:p>
          </table:table-cell>
          <table:table-cell table:formula="of:=FIND(&quot;=&quot;;[.A4];1)" office:value-type="float" office:value="4" calcext:value-type="float">
            <text:p>4</text:p>
          </table:table-cell>
          <table:table-cell table:formula="of:=COM.MICROSOFT.CONCAT(MID([.A4];1;[.D4]-2);&quot;(&quot;;[.C4];&quot;)&quot;;MID([.A4];[.D4]-1;6))" office:value-type="string" office:string-value="R2(N=200) = .30" calcext:value-type="string">
            <text:p>R2(N=200) = .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43:56.175000000</meta:creation-date>
    <dc:date>2017-10-26T16:04:12.359000000</dc:date>
    <meta:editing-duration>PT8M16S</meta:editing-duration>
    <meta:editing-cycles>1</meta:editing-cycles>
    <meta:document-statistic meta:table-count="1" meta:cell-count="20" meta:object-count="0"/>
    <meta:generator>LibreOffice/5.4.2.2$Windows_X86_64 LibreOffice_project/22b09f6418e8c2d508a9eaf86b2399209b0990f4</meta:generator>
  </office:meta>
</office:document-meta>
</file>